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यम खबरो</text:p>
      <text:p>48वो इफ्फी सुरु उक्तावणाक शाहरुख खान धरून मोठ्यो मोठ्यो बॉलिवूड हस्ती मुख्यमंत्र्यान अंदूय काडलो कन्व्हॅन्शन सेंटराचो विशय स्मृती इराणी म्हण्टा सरकार टॉलरन्ट.</text:p>
      <text:p>दिगंबर कामतीक प्रफुल हेदे बेकायदेशीर मायनिंग लीज रिनिव्हल केशींत अंतरिम थाकाय अटकपूर्व जामीन अर्जाचो निकाल लागमेरेन कामतीक भितर दवरुंक मेळचो ना</text:p>
      <text:p>कॉंग्रेसीचो उपाध्यक्षराहुल गांधीक अध्यक्ष करपाचे जवळ जवळ फायनल घटनेप्रमाण लोकशाही पद्दतीन संघटनात्मक वेंचणूक 19 डिसेंबराक अध्यक्ष फायनल.</text:p>
      <text:p>सॅल्फ हॅल्प ग्रूपांक पांच पांच लाख दिवपाचो गोंय सरकाराचो प्लान येता त्या अधिवेशनांत स्किमीचो विषय ऊर्जा मंत्री पांडुरंग मडकयकाराची सहकार सप्तांत घोशणा.</text:p>
      <text:p>बांदोड्या उंडिवेले सिव्हेज ट्रीटमॅन्ट प्लांटाक वरोध करतल्यांक कोणेतरी फुसलायल्यात. आमदार मंत्री सुदिन ढवळीकाराचो दावो न्हयांचें राष्ट्रीयीकरणूय खंय जावंकूच जाय.</text:p>
      <text:p>आनी</text:p>
      <text:p>चेन्नय वचून चैन्नईन एफसीक मारून एफसी गोवा आयले घरा फुडलें आव्हान मुंबयचें</text:p>
      <text:p>48वो इफ्फी सुरु उक्तावणाक शाहरुख खान इफ्फींत 82 देशातलीं 195 फिल्मां आंसतलीं. लायफ टायम अचिव्हमेंट एवार्ड कॅनॅडीयन दिग्दर्शक एटॉम इगोयानाक. श्रीदेवीअनूपम खेर शाहीद कपूर नाना पाटेकर ए आर रेहमान असले मोठ्यो मोठ्यो बॉलिवूड हस्ती इफ्फीक पावल्यो. मुख्यमंत्र्यान अंदूंय इफ्फीचे कन्व्हॅन्शन सेंटराचो विशय काडलो. केंद्रीय मंत्री स्मृती इराणी मोदी सरकाराचें टॉलरन्स वयर काडूंक विसरली ना.</text:p>
      <text:p>आदलो मुख्यमंत्री दिगंबर कामत मायनिंग केशींतसध्या तरी कस्टडींत उरूंक शकना. एसआयटीचो आनीक एक प्लान लांबणेर पडलो. पणजे स्पेशल कोर्टान कामतीक अटकपूर्व जामीन अर्जाचेर सोमारा अंतरीम थाकाय दिली. प्रफुल हेदे बेकायदेशीर मायनिंग लीज रिनिव्हल केशींत दिगंबर कामत अटकपूर्व जामीनाचो निकाल लागमेरेन भितर उरचो ना हाची वेवस्था अंतरीम जामिनान सोमारा जाली. एसआयटी मायन्सान कोर्टाक जाप दिवंक वेळ मागला.</text:p>
      <text:p>शापोरा किल्ल्यालागसार आशिल्ले 19 गाडे सोमारा काडले गाडे खंय किल्ल्याकडल्यान 200 मिटरांचेर आशिल्ले उपजिल्लोधिकायाच्या ऑर्डरीचेर हे गाडे काडल्यात मंत्री विजयान ह्या किल्ल्याची पळोवणी करुन कामाक हात घालतां म्हूण उतर दिल्लें तरीकूय खंय हो गरीबांचे पोटार पांय.</text:p>
      <text:p>घेवया कमर्शियल ब्रेक</text:p>
      <text:p>कॉंग्रेसीचो उपाध्यक्ष राहुल गांधीक अध्यक्ष करपाचे लागीलागी फायनल जालां. मात घटनेप्रमाण लोकशाही पद्दतीन वेंचणूक घेवपाचे कॉंग्रॅसीच्या बसकेंत थाल्लां. अध्यक्षाचे वेंचणूकेखातीर पक्षान संघटनात्मक वेंचणूक कार्यावळ जाहीर केल्या. प्रक्रिया 1 डिसेंबर ते 19 डिसेंबर मेरेन चलतली. दुसरेवटेन प्रदेश कॉंग्रेसीन रिव्हर नॅशनलायजेशनावेल्यान मुख्यमंत्री पर्रीकाराकडेन जाप मागल्या.</text:p>
      <text:p>गोंयचे उत्सवी रंगभूमीक उर्बा दिवंक कला संस्कृती खात्यानउत्सवी रंगमाची उन्नती स्किमलॉन्च केल्या. मंत्री गोवींद गावडेन स्किमीची मिडियामुखार घोशणा केली. हे स्किमींत गद्य नाटकांक पात्र संस्थांक 20 हजार रुपया वा 50 टक्के खर्च आनी संगित नाटकांक 30 हजार रुपया वा 50 टक्के खर्च दिवपाची तरतूद आसा.</text:p>
      <text:p>घेवया कमर्शियल ब्रेक</text:p>
      <text:p>आतांसॅल्फ हॅल्प ग्रूपांक पांच पांच लाख दिवपाचो गोंय सरकाराचो प्लान आसा. सरकार खंय स्किम करपाचो आसा. येता त्या अधिवेशनांत स्किमीचो विषय येतलो म्हूण ऊर्जा मंत्री पांडुरंग मडकयकार उलयला सरकाराची स्किमीची पॉलीसी खंय तयारआसा तो 64व्या राष्ट्रीय सहकार सप्ताहाक उलयतालो. सहकार मळार बरो वावर केल्ल्यांचो सुवाळ्यांत भौमान जालो.</text:p>
      <text:p>सांकवाळे सेंट जोजेफ वाझाचे फेस्ताची सुवात बदलतात म्हूण लोकानी बोवाळ घालो. फाटलीं 400 वर्सांची फेस्ताची सुवात खंय चर्चीच्या पाद्रीन लोकांक विस्वासात घेनासतना बदलपाचो निर्णय घेतलो. पयलीचेच सुवातेर फेस्त जावंक जाय म्हूण लोक तेमाक पेटल्यात. गांवचे लोक आता सयो घेवन आर्च बिशपाक पत्र बरोवपाचे आसात.</text:p>
      <text:p>दिवचले शिवाजी ग्रावंडावेल्या वादाचेर पालिका आनी दिवचल कोमुनिदादीन समजीकायेन सध्या ग्रावंडाचें उक्तावण करपाचें थारायलां. ग्रावंडाचे मालकीचेर दावो करपी कोमुनदादीची केस सद्या कोर्टांत आसा. कोमुनिदाद म्हण्टा ग्रावंड तांचे जमनीर आसा पालिका म्हण्टा तो तांचे जमनीर. मात एक चौदाचें उताऱ्याचेर ओकूपंट आसा कोमुनिदाद.</text:p>
      <text:p>घेवया कमर्शियल ब्रेक</text:p>
      <text:p>बांदोड्या उंडिवेले सिव्हेज ट्रीटमॅन्ट प्लांटाक वरोध करतल्यांक कोणेतरी फुसलायल्यात. विरोध करतल्यांतले चडशे जाण भायलेच म्हूण मडकयचो आमदार पीडब्ल्यूडी मंत्री सुदिन ढवळीकाराचो दावो. उंडिवेल्या लोकांनी ह्या प्लांटाविशी विचारूंक आपलेकडेन येवचे. तांका हांव कितें तें सविस्तर सांगतां म्हणूनय सुदिन उलयलो. सुदिन म्हण्टा न्हयांचें राष्ट्रीयीकरणूय खंय जावंकूच जाय. तातूंतल्यान फंड मेळटलो</text:p>
      <text:p>आता पळोवया गोंयच्यो कांय सरभोंवतणच्यो खबरो</text:p>
      <text:p>गोंयकारांनी नातलांचे तयारेक नेट लायला. नातलांचो केक डिसेंबरांत बेक करपाचो आसल्यार ताची तयारी म्हयनोदोन म्हयने पयलींच सुरु करची पडटा. चडशी हॉटेलां नातलांच्या केकाचीं ड्रायफ्रुटस आतांच मिक्स करुन स्टोर करुन दवरतात. ड्रायफ्रुट्सांबरोबर मसाले आनी रमब्रॅन्डी असल्यो गजालीय मिक्स करतात. पळयात नातलांच्या केकाची तयारी.</text:p>
      <text:p>घेवया कमर्शियल ब्रेक</text:p>
      <text:p>चवथे आयएसएलाचे पयलें मॅचींत 32 जैत जोडून एफसी गोवा सोमारा दनपरां घरा पावले. चेन्नयंत जाल्ले मॅचींत एफसी गोवान चेन्नईन एफसीक माल्ले. फुडली मॅच शेनवारा मुंबय सीटी एफसीचे घरच्या मैदानार जातली.</text:p>
      <text:p>गोंयचो आदलो रणजी क्रिकेट प्लेयर चंद्रकांत तेंडूलकारान वास्को झुवारीनगरांत क्रिकेट अकादमी सुरु केल्या. कांय भुरग्यांक क्रिकेट किटूय वाटले.</text:p>
      <text:p>आल्बर्ट डॅव्हलपर्स स्पोर्टस क्लबान पणजे दवरिल्ले पयलें ऑल गोवा क्रिकेट सर्तींत सोमारा एके मॅचींत शिरगांव स्पोर्टस क्लबान मये युनियनाक 70 रन्सांनी माल्ले. पयली बॅटिंग करून शिरगांव क्लबान 20 ओवरींनी 2 आवट दोनशें अठरा काडले. जाप दितना मये युनियन 8 आवट 148सूच काडूंक पावले. दुसरे मॅचींत केसीसी मोरजीन सिद्धांत स्पोर्टस क्लबाक 7 विकेटींनी माल्ले. पयली बॅटिंग करतना सिद्धांत क्लब एकशें दोनार ऑलआवट जाले. केसीसी मोरजे 3 विकेटींनी एकशें आठ काडून जिक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